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db75f" officeooo:paragraph-rsid="001db75f"/>
    </style:style>
    <style:style style:name="P2" style:family="paragraph" style:parent-style-name="Standard">
      <style:paragraph-properties fo:text-align="center" style:justify-single-word="false"/>
      <style:text-properties fo:font-size="14pt" officeooo:rsid="001db75f" officeooo:paragraph-rsid="001db75f" style:font-size-asian="14pt" style:font-size-complex="14pt"/>
    </style:style>
    <style:style style:name="P3" style:family="paragraph" style:parent-style-name="Standard">
      <style:paragraph-properties fo:text-align="start" style:justify-single-word="false"/>
      <style:text-properties fo:font-size="14pt" officeooo:rsid="001db75f" officeooo:paragraph-rsid="001db75f" style:font-size-asian="14pt" style:font-size-complex="14pt"/>
    </style:style>
    <style:style style:name="P4" style:family="paragraph" style:parent-style-name="Standard">
      <style:paragraph-properties fo:text-align="start" style:justify-single-word="false"/>
      <style:text-properties fo:font-size="12pt" officeooo:rsid="001db75f" officeooo:paragraph-rsid="001db75f" style:font-size-asian="10.5pt" style:font-size-complex="12pt"/>
    </style:style>
    <style:style style:name="P5" style:family="paragraph" style:parent-style-name="Standard">
      <style:paragraph-properties fo:text-align="start" style:justify-single-word="false"/>
      <style:text-properties fo:font-size="12pt" officeooo:rsid="001f52c6" officeooo:paragraph-rsid="001f52c6" style:font-size-asian="10.5pt" style:font-size-complex="12pt"/>
    </style:style>
    <style:style style:name="P6" style:family="paragraph" style:parent-style-name="Standard">
      <style:paragraph-properties fo:text-align="start" style:justify-single-word="false"/>
      <style:text-properties fo:font-size="12pt" officeooo:rsid="0020d643" officeooo:paragraph-rsid="0020d643" style:font-size-asian="10.5pt" style:font-size-complex="12pt"/>
    </style:style>
    <style:style style:name="P7" style:family="paragraph" style:parent-style-name="Standard">
      <style:paragraph-properties fo:text-align="start" style:justify-single-word="false"/>
      <style:text-properties fo:font-size="12pt" officeooo:rsid="001db75f" officeooo:paragraph-rsid="001db75f" fo:background-color="#ffff00" style:font-size-asian="10.5pt" style:font-size-complex="12pt"/>
    </style:style>
    <style:style style:name="T1" style:family="text">
      <style:text-properties officeooo:rsid="0020711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odule name: XML</text:p>
      <text:p text:style-name="P1">Student name: Daniel Klein</text:p>
      <text:p text:style-name="P1">User name: dklein03</text:p>
      <text:p text:style-name="P1">Tutor name: Muawya Eldaw</text:p>
      <text:p text:style-name="P1"/>
      <text:p text:style-name="P2">Learning log</text:p>
      <text:p text:style-name="P3"/>
      <text:p text:style-name="P7">Your Learning/Development Log (username_ xmtma.pdf), including the results of your XML, DTD and XML schema validation reports</text:p>
      <text:p text:style-name="P4"/>
      <text:p text:style-name="P5">The first step of constructing the XML structure was to identify the topic the document would be – address book, that becomes the root element.</text:p>
      <text:p text:style-name="P5">Later it was to identify all the <text:span text:style-name="T1">elements and their sub elements.</text:span></text:p>
      <text:p text:style-name="P5"/>
      <text:p text:style-name="P6">In parallel to the above I was working to complete the DTD document. Using all of the requirements I designed the document. The main challenge was to work out a way of differentiating between individual and organisations when requirements are different. </text:p>
      <text:p text:style-name="P5"/>
      <text:p text:style-name="P4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14T16:22:31.372650587</meta:creation-date>
    <dc:date>2015-02-14T17:50:35.360273728</dc:date>
    <meta:editing-duration>PT1H22M44S</meta:editing-duration>
    <meta:editing-cycles>4</meta:editing-cycles>
    <meta:generator>LibreOffice/4.2.7.2$Linux_X86_64 LibreOffice_project/420m0$Build-2</meta:generator>
    <meta:document-statistic meta:table-count="0" meta:image-count="0" meta:object-count="0" meta:page-count="1" meta:paragraph-count="9" meta:word-count="110" meta:character-count="684" meta:non-whitespace-character-count="581"/>
  </office:meta>
</office:document-meta>
</file>